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s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alvne si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to,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e.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kud Vissuluth vybírá ty nejsilnější bytosti, které se připojují k jeho armádě.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Wyvernflights z Ohnivého Pohoří ovládá Yragor, jeden z nejmocnějších čarodějníků, kteří slouží Pánu Démonů. Ale jeho protivník mu ukradl kouzlo k ovládání příšer. Zloděj sice zahynul, ale Yragore netuší, kam se kouzlem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y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sebra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s trošk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yní nastala vhodná chvíle zaútočit na pavouky. Pozor ale na jejich lepkavé pavučiny!</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pokračovat.</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přilákal trošk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kdy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z tohoto pustého místa odejít.</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á znamení. Budu tě vést.</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Nebylo to nakonec moc těžké?</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to tajnou trasu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dává dohromady armádu ďáblů? Můžeš mu jeho plán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Ďáblové stavbou těch struktur zablokovali portál na Černé planiny. Znič je.</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Teď se můžeš vrátit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Magickou Věž, uvnitř leží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opustit tento svě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ty potvory jsou mrtvé.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u zde má své kasárny. Odsud se vydává do hor.</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Konečně se objeví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Vskutku, zaujal si bohy.</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mu znamení.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ábl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Byla byla prospěšná část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propojené navzájem. Najdi způsob, jak je prolít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Vaše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začíná v bitvě ztrácet, jeho mana ti snad je nadosah.</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hledného, je pohromou vnější části světa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nejúžasnější kouzelnické kousky, jak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odsoudíme k zániku i ty ve tvém světě.</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tento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tu základnu,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chrání hlídka stráží.</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Pár kamenů pro tebe.</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Ponechejme trosky Darkovy na pokoji.</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zlosyn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Misi ve jménu dobra už brzy dokončím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kem, přílákal jeho kamarády. Buď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nařiď Dra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je u konce! Gratuluji k úspěchu,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jsi vyhrál!</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Ochraň ty lidi. Zbav tuto říši zrůdných potvor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Vybraná 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0">00.00.0000</text:date>, <text:time style:data-style-name="N2" text:time-value="07:59:05.308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08-20T08:43:40.442000000</dc:date>
    <meta:editing-duration>P1DT55M40S</meta:editing-duration>
    <meta:editing-cycles>96</meta:editing-cycles>
    <meta:document-statistic meta:table-count="1" meta:cell-count="1531" meta:object-count="0"/>
  </office:meta>
</office:document-meta>
</file>